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Request.setInpu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Request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Request.isInpu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Request.InputRequest( String prom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Request.get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Request.setDefaultValue( Stri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Request.getPro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